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9_12-56-13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6 E-139-34-49.49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9_15-08-09_000.jpg</text:p>
          </table:table-cell>
          <table:table-cell table:style-name="ce16" office:value-type="string">
            <text:p>:m 東和 PHOTO / 191228sa / 入谷駅 / 下谷２丁目マンション新築工事 / １名 / 佐藤工業（古里建設工業） / 日報</text:p>
          </table:table-cell>
          <table:table-cell table:style-name="ce3"/>
          <table:table-cell table:style-name="ce3"/>
          <table:table-cell table:style-name="ce3" office:value-type="string">
            <text:p>N-35-35-28.49 E-139-34-49.05</text:p>
          </table:table-cell>
          <table:table-cell table:style-name="ce29" table:formula="of:=IF([.E3]=&quot;&quot;;[.C3];CONCATENATE([.C3];&quot; / &quot;;[.E3]))" office:value-type="string" office:string-value=":m 東和 PHOTO / 191228sa / 入谷駅 / 下谷２丁目マンション新築工事 / １名 / 佐藤工業（古里建設工業） / 日報">
            <text:p>:m 東和 PHOTO / 191228sa / 入谷駅 / 下谷２丁目マンション新築工事 / １名 / 佐藤工業（古里建設工業） / 日報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9_18-18-43_000.png</text:p>
          </table:table-cell>
          <table:table-cell table:style-name="ce16" office:value-type="string">
            <text:p>:m music / log / gt / memo-collection / f-96,patt-1(2)</text:p>
          </table:table-cell>
          <table:table-cell table:style-name="ce28"/>
          <table:table-cell table:style-name="ce3"/>
          <table:table-cell table:style-name="ce3"/>
          <table:table-cell table:style-name="ce29" table:formula="of:=IF([.E4]=&quot;&quot;;[.C4];CONCATENATE([.C4];&quot; / &quot;;[.E4]))" office:value-type="string" office:string-value=":m music / log / gt / memo-collection / f-96,patt-1(2)">
            <text:p>:m music / log / gt / memo-collection / f-96,patt-1(2)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2-29_19-04-15_000.jpg</text:p>
          </table:table-cell>
          <table:table-cell table:style-name="ce16" office:value-type="string">
            <text:p>:m music / log / gt / || s.1:f-96,r,pattt-1(2),t.90,video=0.15~;0.44~,file=2019-1228-1,block-B,patt-1(2)-2.n,R=2 || s.2:fs-1.n,R=1</text:p>
          </table:table-cell>
          <table:table-cell table:style-name="ce20"/>
          <table:table-cell table:style-name="ce3"/>
          <table:table-cell table:style-name="ce3" office:value-type="string">
            <text:p>N-35-35-28.46 E-139-34-49.71</text:p>
          </table:table-cell>
          <table:table-cell table:style-name="ce29" table:formula="of:=IF([.E5]=&quot;&quot;;[.C5];CONCATENATE([.C5];&quot; / &quot;;[.E5]))" office:value-type="string" office:string-value=":m music / log / gt / || s.1:f-96,r,pattt-1(2),t.90,video=0.15~;0.44~,file=2019-1228-1,block-B,patt-1(2)-2.n,R=2 || s.2:fs-1.n,R=1">
            <text:p>:m music / log / gt / || s.1:f-96,r,pattt-1(2),t.90,video=0.15~;0.44~,file=2019-1228-1,block-B,patt-1(2)-2.n,R=2 || s.2:fs-1.n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29_21-08-41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3.49 E-139-34-50.59</text:p>
          </table:table-cell>
          <table:table-cell table:style-name="ce2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30_00-44-01_000.jpg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style-name="ce3"/>
          <table:table-cell table:style-name="ce3" office:value-type="string">
            <text:p>N-35-35-28.31 E-139-34-49.82</text:p>
          </table:table-cell>
          <table:table-cell table:style-name="ce29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30_08-05-02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5 E-139-34-49.82</text:p>
          </table:table-cell>
          <table:table-cell table:style-name="ce29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09_10-02-14_000.m4a</text:p>
          </table:table-cell>
          <table:table-cell table:style-name="ce16" office:value-type="string">
            <text:p>:VOICE-MEMO / @自宅 / thoughts,考え / 親について / そういう親たちは、子供に「ありがとう」と素直に言えない、なぜなら、自分の中で、同じ痛みを封じ込めているから / memo-id=4XNO</text:p>
          </table:table-cell>
          <table:table-cell table:style-name="ce16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宅 / thoughts,考え / 親について / そういう親たちは、子供に「ありがとう」と素直に言えない、なぜなら、自分の中で、同じ痛みを封じ込めているから / memo-id=4XNO">
            <text:p>:VOICE-MEMO / @自宅 / thoughts,考え / 親について / そういう親たちは、子供に「ありがとう」と素直に言えない、なぜなら、自分の中で、同じ痛みを封じ込めているから / memo-id=4XNO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09_10-03-52_000.m4a</text:p>
          </table:table-cell>
          <table:table-cell table:style-name="ce16" office:value-type="string">
            <text:p>:VOICE-MEMO / @自宅 / thoughts,考え / 親について / 「子供がしっかりしている」ことを、自分の存在証明にしてしまっている人間（＝＝＞私が会社を辞めた時に、中村孝氏が口にしていたこと） / memo-id=4XNO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thoughts,考え / 親について / 「子供がしっかりしている」ことを、自分の存在証明にしてしまっている人間（＝＝＞私が会社を辞めた時に、中村孝氏が口にしていたこと） / memo-id=4XNO">
            <text:p>:VOICE-MEMO / @自宅 / thoughts,考え / 親について / 「子供がしっかりしている」ことを、自分の存在証明にしてしまっている人間（＝＝＞私が会社を辞めた時に、中村孝氏が口にしていたこと） / memo-id=4XNO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09_10-05-52_000.m4a</text:p>
          </table:table-cell>
          <table:table-cell table:style-name="ce16" office:value-type="string">
            <text:p>:VOICE-MEMO / @自宅 / thoughts,考え / 親について / 対応策は＝＝＞バイパスする / memo-id=4XNO</text:p>
          </table:table-cell>
          <table:table-cell table:style-name="ce13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thoughts,考え / 親について / 対応策は＝＝＞バイパスする / memo-id=4XNO">
            <text:p>:VOICE-MEMO / @自宅 / thoughts,考え / 親について / 対応策は＝＝＞バイパスする / memo-id=4XNO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09_12-59-41_000.m4a</text:p>
          </table:table-cell>
          <table:table-cell table:style-name="ce16" office:value-type="string">
            <text:p>:VOICE-MEMO / @自宅 / thoughts,考え / 死ぬほうがいいかもしれない、死ぬ前にやっておきたいこと</text:p>
          </table:table-cell>
          <table:table-cell table:style-name="ce15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thoughts,考え / 死ぬほうがいいかもしれない、死ぬ前にやっておきたいこと">
            <text:p>:VOICE-MEMO / @自宅 / thoughts,考え / 死ぬほうがいいかもしれない、死ぬ前にやっておきたいこと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09_18-25-41_000.m4a</text:p>
          </table:table-cell>
          <table:table-cell table:style-name="ce15" office:value-type="string">
            <text:p>:VOICE-MEMO / @自室 / lets / 四元数の研究に舵を切ろう、ウェブで資料を集める、というやりかた（本を１ページずつ読む、ではなく）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lets / 四元数の研究に舵を切ろう、ウェブで資料を集める、というやりかた（本を１ページずつ読む、ではなく）">
            <text:p>:VOICE-MEMO / @自室 / lets / 四元数の研究に舵を切ろう、ウェブで資料を集める、というやりかた（本を１ページずつ読む、ではなく）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10_08-22-47_000.m4a</text:p>
          </table:table-cell>
          <table:table-cell table:style-name="ce16" office:value-type="string">
            <text:p>:VOICE-MEMO / @自宅 / 思ったこと / 布団から起きたのはなぜか / 新しいやり方で数学をやることを思い出したら、起きた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思ったこと / 布団から起きたのはなぜか / 新しいやり方で数学をやることを思い出したら、起きた">
            <text:p>:VOICE-MEMO / @自宅 / 思ったこと / 布団から起きたのはなぜか / 新しいやり方で数学をやることを思い出したら、起き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6-12_19-15-37_000.m4a</text:p>
          </table:table-cell>
          <table:table-cell table:style-name="ce6" office:value-type="string">
            <text:p>:VOICE-MEMO / @自宅 / 思い出したこと / 中学２年、クラスで生活委員の立候補、多数決で決めていく、河島という男子生徒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思い出したこと / 中学２年、クラスで生活委員の立候補、多数決で決めていく、河島という男子生徒">
            <text:p>:VOICE-MEMO / @自宅 / 思い出したこと / 中学２年、クラスで生活委員の立候補、多数決で決めていく、河島という男子生徒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6-13_07-09-10_000.m4a</text:p>
          </table:table-cell>
          <table:table-cell table:style-name="ce16" office:value-type="string">
            <text:p>:VOICE-MEMO / @自宅 / diary / 記録 / 充電 / 昨日、完了した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diary / 記録 / 充電 / 昨日、完了した">
            <text:p>:VOICE-MEMO / @自宅 / diary / 記録 / 充電 / 昨日、完了し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6-13_07-14-18_000.m4a</text:p>
          </table:table-cell>
          <table:table-cell table:style-name="ce16" office:value-type="string">
            <text:p>:VOICE-MEMO / @自室 / 知りたい / 「ヤマセミ」とは何か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知りたい / 「ヤマセミ」とは何か">
            <text:p>:VOICE-MEMO / @自室 / 知りたい / 「ヤマセミ」とは何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6-13_09-18-10_000.m4a</text:p>
          </table:table-cell>
          <table:table-cell table:style-name="ce16" office:value-type="string">
            <text:p>:VOICE-MEMO / @自室 / lets / 日誌に書くこと / 「やなもの」、「好きなもの」、「やりたいこと」、「やりたくないこと」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lets / 日誌に書くこと / 「やなもの」、「好きなもの」、「やりたいこと」、「やりたくないこと」">
            <text:p>:VOICE-MEMO / @自室 / lets / 日誌に書くこと / 「やなもの」、「好きなもの」、「やりたいこと」、「やりたくないこと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6-13_18-52-54_000.m4a</text:p>
          </table:table-cell>
          <table:table-cell table:style-name="ce16" office:value-type="string">
            <text:p>:VOICE-MEMO / @自宅 / thoughts,考え / 作曲について、曲の長さも「インプロ」してみる、曲のタイムについても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thoughts,考え / 作曲について、曲の長さも「インプロ」してみる、曲のタイムについても">
            <text:p>:VOICE-MEMO / @自宅 / thoughts,考え / 作曲について、曲の長さも「インプロ」してみる、曲のタイムについても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6-16_22-46-08_000.m4a</text:p>
          </table:table-cell>
          <table:table-cell table:style-name="ce16" office:value-type="string">
            <text:p>:VOICE-MEMO / @自室 / 知りたい / レイシオン、ボーイングのバランスシート、見たい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知りたい / レイシオン、ボーイングのバランスシート、見たい">
            <text:p>:VOICE-MEMO / @自室 / 知りたい / レイシオン、ボーイングのバランスシート、見たい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2019-12-27_11-10-59_000.m4a</text:p>
          </table:table-cell>
          <table:table-cell table:style-name="ce16" office:value-type="string">
            <text:p>:VOICE-MEMO / @自室 / record / bird / 鳥の声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室 / record / bird / 鳥の声">
            <text:p>:VOICE-MEMO / @自室 / record / bird / 鳥の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7_17-19-38_000.m4a</text:p>
          </table:table-cell>
          <table:table-cell table:style-name="ce16" office:value-type="string">
            <text:p>:VOICE-MEMO / @自宅 / diary / 初めて / プログラミング、予めやることを列挙しておく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diary / 初めて / プログラミング、予めやることを列挙しておく">
            <text:p>:VOICE-MEMO / @自宅 / diary / 初めて / プログラミング、予めやることを列挙しておく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28_18-55-47_000.m4a</text:p>
          </table:table-cell>
          <table:table-cell table:style-name="ce16" office:value-type="string">
            <text:p>:VOICE-MEMO / @自宅 / thoughts,考え / 衆生を救って地獄に堕ちる、本望、南無阿弥陀仏 / memo-id=R0HA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thoughts,考え / 衆生を救って地獄に堕ちる、本望、南無阿弥陀仏 / memo-id=R0HA">
            <text:p>:VOICE-MEMO / @自宅 / thoughts,考え / 衆生を救って地獄に堕ちる、本望、南無阿弥陀仏 / memo-id=R0HA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28_18-56-58_000.m4a</text:p>
          </table:table-cell>
          <table:table-cell table:style-name="ce16" office:value-type="string">
            <text:p>:VOICE-MEMO / @自宅 / thoughts,考え / 地獄に堕ちても、１億年もすれば / memo-id=R0HA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thoughts,考え / 地獄に堕ちても、１億年もすれば / memo-id=R0HA">
            <text:p>:VOICE-MEMO / @自宅 / thoughts,考え / 地獄に堕ちても、１億年もすれば / memo-id=R0HA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29_10-14-53_000.m4a</text:p>
          </table:table-cell>
          <table:table-cell table:style-name="ce16" office:value-type="string">
            <text:p>:VOICE-MEMO / @自宅 / thoughts,考え / 確かなものは何だろう、自分で見出してくもの、作り出していくもの / memo-id=WWCR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OICE-MEMO / @自宅 / thoughts,考え / 確かなものは何だろう、自分で見出してくもの、作り出していくもの / memo-id=WWCR">
            <text:p>:VOICE-MEMO / @自宅 / thoughts,考え / 確かなものは何だろう、自分で見出してくもの、作り出していくもの / memo-id=WWCR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29_10-17-48_000.m4a</text:p>
          </table:table-cell>
          <table:table-cell table:style-name="ce16" office:value-type="string">
            <text:p>:VOICE-MEMO / @自宅 / thoughts,考え / <text:s/>守るべきものは何だろう / memo-id=WWCR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OICE-MEMO / @自宅 / thoughts,考え /  守るべきものは何だろう / memo-id=WWCR">
            <text:p>:VOICE-MEMO / @自宅 / thoughts,考え / <text:s/>守るべきものは何だろう / memo-id=WWCR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29_10-38-16_000.m4a</text:p>
          </table:table-cell>
          <table:table-cell table:style-name="ce16" office:value-type="string">
            <text:p>:VOICE-MEMO / @自宅 / thoughts,考え / <text:s/>仏教以外に、自然科学、マネー（お金を殖やす）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:VOICE-MEMO / @自宅 / thoughts,考え /  仏教以外に、自然科学、マネー（お金を殖やす）">
            <text:p>:VOICE-MEMO / @自宅 / thoughts,考え / <text:s/>仏教以外に、自然科学、マネー（お金を殖やす）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29_18-44-59_000.mov</text:p>
          </table:table-cell>
          <table:table-cell table:style-name="ce6" office:value-type="string">
            <text:p>:VIDEO / @自宅 / メモ / guitar,gt / 演奏、play / g-1229-1 / fs-1.n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string" office:string-value=":VIDEO / @自宅 / メモ / guitar,gt / 演奏、play / g-1229-1 / fs-1.n,R=1">
            <text:p>:VIDEO / @自宅 / メモ / guitar,gt / 演奏、play / g-1229-1 / fs-1.n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29_18-52-33_000.mov</text:p>
          </table:table-cell>
          <table:table-cell table:style-name="ce6" office:value-type="string">
            <text:p>:VIDEO / @自宅 / メモ / guitar,gt / 演奏、play / g-1229-2 / f-96,r,pattt-1(2),t.90,video=0.15~;0.44~,file=2019-1228-1,block-B,patt-1(2)-2.n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string" office:string-value=":VIDEO / @自宅 / メモ / guitar,gt / 演奏、play / g-1229-2 / f-96,r,pattt-1(2),t.90,video=0.15~;0.44~,file=2019-1228-1,block-B,patt-1(2)-2.n,R=2">
            <text:p>:VIDEO / @自宅 / メモ / guitar,gt / 演奏、play / g-1229-2 / f-96,r,pattt-1(2),t.90,video=0.15~;0.44~,file=2019-1228-1,block-B,patt-1(2)-2.n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29_23-28-56_000.m4a</text:p>
          </table:table-cell>
          <table:table-cell table:style-name="ce16" office:value-type="string">
            <text:p>:VOICE-MEMO / @自宅 / gt,guitar / 次回やること</text:p>
          </table:table-cell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string" office:string-value=":VOICE-MEMO / @自宅 / gt,guitar / 次回やること">
            <text:p>:VOICE-MEMO / @自宅 / gt,guitar / 次回やること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19">
            <text:p>1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0">
            <text:p>30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0">
            <text:p>30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0])" office:value-type="float" office:value="29">
            <text:p>29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3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0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0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0];[.B30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0];[.B30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0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7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2019/12/30</text:date>, <text:time>11:5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30T11:53:31.90</dc:date>
    <dc:creator>iwabuchi ken</dc:creator>
    <meta:editing-duration>P15DT11H53M36S</meta:editing-duration>
    <meta:editing-cycles>6153</meta:editing-cycles>
    <meta:document-statistic meta:table-count="1" meta:cell-count="768" meta:object-count="0"/>
  </office:meta>
</office:document-meta>
</file>